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6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fraction</text:p>
          </table:table-cell>
          <table:table-cell office:value-type="string" table:style-name="ce2">
            <text:p>delta</text:p>
          </table:table-cell>
          <table:table-cell office:value-type="string" table:style-name="ce2">
            <text:p>delta'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result'</text:p>
          </table:table-cell>
          <table:table-cell table:style-name="ce2"/>
          <table:table-cell office:value-type="string" table:style-name="ce2">
            <text:p>ENCODER_COUNTS</text:p>
          </table:table-cell>
          <table:table-cell table:number-columns-repeated="16374" table:style-name="ce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0.5" table:style-name="ce1">
            <text:p>0.5</text:p>
          </table:table-cell>
          <table:table-cell office:value-type="float" office:value="1000" table:formula="of:=[.B2]-[.A2]" table:style-name="ce1">
            <text:p>1000</text:p>
          </table:table-cell>
          <table:table-cell office:value-type="float" office:value="1000" table:formula="of:=IF([.D2]&lt;-$$ENCODER_COUNTS/2;[.D2]+$$ENCODER_COUNTS;IF([.D2]&gt;=$$ENCODER_COUNTS/2;[.D2]-$$ENCODER_COUNTS;[.D2]))" table:style-name="ce1">
            <text:p>1000</text:p>
          </table:table-cell>
          <table:table-cell office:value-type="float" office:value="500" table:formula="of:=[.E2]*[.C2]" table:style-name="ce1">
            <text:p>500</text:p>
          </table:table-cell>
          <table:table-cell office:value-type="float" office:value="1500" table:formula="of:=[.F2]+[.A2]" table:style-name="ce1">
            <text:p>1500</text:p>
          </table:table-cell>
          <table:table-cell office:value-type="float" office:value="1500" table:formula="of:=IF([.G2]&lt;0;[.G2]+$$ENCODER_COUNTS;IF([.G2]&gt;=$$ENCODER_COUNTS;[.G2]-$$ENCODER_COUNTS;[.G2]))" table:style-name="ce1">
            <text:p>1500</text:p>
          </table:table-cell>
          <table:table-cell table:style-name="ce1"/>
          <table:table-cell office:value-type="float" office:value="5974" table:style-name="ce1">
            <text:p>5974</text:p>
          </table:table-cell>
          <table:table-cell table:number-columns-repeated="16374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-1000" table:formula="of:=[.B3]-[.A3]" table:style-name="ce1">
            <text:p>-1000</text:p>
          </table:table-cell>
          <table:table-cell office:value-type="float" office:value="-1000" table:formula="of:=IF([.D3]&lt;-$$ENCODER_COUNTS/2;[.D3]+$$ENCODER_COUNTS;IF([.D3]&gt;=$$ENCODER_COUNTS/2;[.D3]-$$ENCODER_COUNTS;[.D3]))" table:style-name="ce1">
            <text:p>-1000</text:p>
          </table:table-cell>
          <table:table-cell office:value-type="float" office:value="-500" table:formula="of:=[.E3]*[.C3]" table:style-name="ce1">
            <text:p>-500</text:p>
          </table:table-cell>
          <table:table-cell office:value-type="float" office:value="1500" table:formula="of:=[.F3]+[.A3]" table:style-name="ce1">
            <text:p>1500</text:p>
          </table:table-cell>
          <table:table-cell office:value-type="float" office:value="1500" table:formula="of:=IF([.G3]&lt;0;[.G3]+$$ENCODER_COUNTS;IF([.G3]&gt;=$$ENCODER_COUNTS;[.G3]-$$ENCODER_COUNTS;[.G3]))" table:style-name="ce1">
            <text:p>1500</text:p>
          </table:table-cell>
          <table:table-cell table:number-columns-repeated="16376" table:style-name="ce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5900" table:style-name="ce1">
            <text:p>5900</text:p>
          </table:table-cell>
          <table:table-cell office:value-type="float" office:value="0.5" table:style-name="ce1">
            <text:p>0.5</text:p>
          </table:table-cell>
          <table:table-cell office:value-type="float" office:value="-60" table:formula="of:=[.B4]-[.A4]" table:style-name="ce1">
            <text:p>-60</text:p>
          </table:table-cell>
          <table:table-cell office:value-type="float" office:value="-60" table:formula="of:=IF([.D4]&lt;-$$ENCODER_COUNTS/2;[.D4]+$$ENCODER_COUNTS;IF([.D4]&gt;=$$ENCODER_COUNTS/2;[.D4]-$$ENCODER_COUNTS;[.D4]))" table:style-name="ce1">
            <text:p>-60</text:p>
          </table:table-cell>
          <table:table-cell office:value-type="float" office:value="-30" table:formula="of:=[.E4]*[.C4]" table:style-name="ce1">
            <text:p>-30</text:p>
          </table:table-cell>
          <table:table-cell office:value-type="float" office:value="5930" table:formula="of:=[.F4]+[.A4]" table:style-name="ce1">
            <text:p>5930</text:p>
          </table:table-cell>
          <table:table-cell office:value-type="float" office:value="5930" table:formula="of:=IF([.G4]&lt;0;[.G4]+$$ENCODER_COUNTS;IF([.G4]&gt;=$$ENCODER_COUNTS;[.G4]-$$ENCODER_COUNTS;[.G4]))" table:style-name="ce1">
            <text:p>5930</text:p>
          </table:table-cell>
          <table:table-cell table:number-columns-repeated="16376" table:style-name="ce1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float" office:value="5960" table:style-name="ce1">
            <text:p>5960</text:p>
          </table:table-cell>
          <table:table-cell office:value-type="float" office:value="0.5" table:style-name="ce1">
            <text:p>0.5</text:p>
          </table:table-cell>
          <table:table-cell office:value-type="float" office:value="60" table:formula="of:=[.B5]-[.A5]" table:style-name="ce1">
            <text:p>60</text:p>
          </table:table-cell>
          <table:table-cell office:value-type="float" office:value="60" table:formula="of:=IF([.D5]&lt;-$$ENCODER_COUNTS/2;[.D5]+$$ENCODER_COUNTS;IF([.D5]&gt;=$$ENCODER_COUNTS/2;[.D5]-$$ENCODER_COUNTS;[.D5]))" table:style-name="ce1">
            <text:p>60</text:p>
          </table:table-cell>
          <table:table-cell office:value-type="float" office:value="30" table:formula="of:=[.E5]*[.C5]" table:style-name="ce1">
            <text:p>30</text:p>
          </table:table-cell>
          <table:table-cell office:value-type="float" office:value="5930" table:formula="of:=[.F5]+[.A5]" table:style-name="ce1">
            <text:p>5930</text:p>
          </table:table-cell>
          <table:table-cell office:value-type="float" office:value="5930" table:formula="of:=IF([.G5]&lt;0;[.G5]+$$ENCODER_COUNTS;IF([.G5]&gt;=$$ENCODER_COUNTS;[.G5]-$$ENCODER_COUNTS;[.G5]))" table:style-name="ce1">
            <text:p>5930</text:p>
          </table:table-cell>
          <table:table-cell table:number-columns-repeated="16376" table:style-name="ce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-4960" table:formula="of:=[.B6]-[.A6]" table:style-name="ce1">
            <text:p>-4960</text:p>
          </table:table-cell>
          <table:table-cell office:value-type="float" office:value="1014" table:formula="of:=IF([.D6]&lt;-$$ENCODER_COUNTS/2;[.D6]+$$ENCODER_COUNTS;IF([.D6]&gt;=$$ENCODER_COUNTS/2;[.D6]-$$ENCODER_COUNTS;[.D6]))" table:style-name="ce1">
            <text:p>1014</text:p>
          </table:table-cell>
          <table:table-cell office:value-type="float" office:value="507" table:formula="of:=[.E6]*[.C6]" table:style-name="ce1">
            <text:p>507</text:p>
          </table:table-cell>
          <table:table-cell office:value-type="float" office:value="6467" table:formula="of:=[.F6]+[.A6]" table:style-name="ce1">
            <text:p>6467</text:p>
          </table:table-cell>
          <table:table-cell office:value-type="float" office:value="493" table:formula="of:=IF([.G6]&lt;0;[.G6]+$$ENCODER_COUNTS;IF([.G6]&gt;=$$ENCODER_COUNTS;[.G6]-$$ENCODER_COUNTS;[.G6]))" table:style-name="ce1">
            <text:p>493</text:p>
          </table:table-cell>
          <table:table-cell table:number-columns-repeated="16376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960" table:style-name="ce1">
            <text:p>5960</text:p>
          </table:table-cell>
          <table:table-cell office:value-type="float" office:value="0.5" table:style-name="ce1">
            <text:p>0.5</text:p>
          </table:table-cell>
          <table:table-cell office:value-type="float" office:value="4960" table:formula="of:=[.B7]-[.A7]" table:style-name="ce1">
            <text:p>4960</text:p>
          </table:table-cell>
          <table:table-cell office:value-type="float" office:value="-1014" table:formula="of:=IF([.D7]&lt;-$$ENCODER_COUNTS/2;[.D7]+$$ENCODER_COUNTS;IF([.D7]&gt;=$$ENCODER_COUNTS/2;[.D7]-$$ENCODER_COUNTS;[.D7]))" table:style-name="ce1">
            <text:p>-1014</text:p>
          </table:table-cell>
          <table:table-cell office:value-type="float" office:value="-507" table:formula="of:=[.E7]*[.C7]" table:style-name="ce1">
            <text:p>-507</text:p>
          </table:table-cell>
          <table:table-cell office:value-type="float" office:value="493" table:formula="of:=[.F7]+[.A7]" table:style-name="ce1">
            <text:p>493</text:p>
          </table:table-cell>
          <table:table-cell office:value-type="float" office:value="493" table:formula="of:=IF([.G7]&lt;0;[.G7]+$$ENCODER_COUNTS;IF([.G7]&gt;=$$ENCODER_COUNTS;[.G7]-$$ENCODER_COUNTS;[.G7]))" table:style-name="ce1">
            <text:p>493</text:p>
          </table:table-cell>
          <table:table-cell table:number-columns-repeated="16376" table:style-name="ce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14" table:style-name="ce1">
            <text:p>14</text:p>
          </table:table-cell>
          <table:table-cell office:value-type="float" office:value="0.5" table:style-name="ce1">
            <text:p>0.5</text:p>
          </table:table-cell>
          <table:table-cell office:value-type="float" office:value="-5946" table:formula="of:=[.B8]-[.A8]" table:style-name="ce1">
            <text:p>-5946</text:p>
          </table:table-cell>
          <table:table-cell office:value-type="float" office:value="28" table:formula="of:=IF([.D8]&lt;-$$ENCODER_COUNTS/2;[.D8]+$$ENCODER_COUNTS;IF([.D8]&gt;=$$ENCODER_COUNTS/2;[.D8]-$$ENCODER_COUNTS;[.D8]))" table:style-name="ce1">
            <text:p>28</text:p>
          </table:table-cell>
          <table:table-cell office:value-type="float" office:value="14" table:formula="of:=[.E8]*[.C8]" table:style-name="ce1">
            <text:p>14</text:p>
          </table:table-cell>
          <table:table-cell office:value-type="float" office:value="5974" table:formula="of:=[.F8]+[.A8]" table:style-name="ce1">
            <text:p>5974</text:p>
          </table:table-cell>
          <table:table-cell office:value-type="float" office:value="0" table:formula="of:=IF([.G8]&lt;0;[.G8]+$$ENCODER_COUNTS;IF([.G8]&gt;=$$ENCODER_COUNTS;[.G8]-$$ENCODER_COUNTS;[.G8]))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60" table:style-name="ce1">
            <text:p>5960</text:p>
          </table:table-cell>
          <table:table-cell office:value-type="float" office:value="0.5" table:style-name="ce1">
            <text:p>0.5</text:p>
          </table:table-cell>
          <table:table-cell office:value-type="float" office:value="5946" table:formula="of:=[.B9]-[.A9]" table:style-name="ce1">
            <text:p>5946</text:p>
          </table:table-cell>
          <table:table-cell office:value-type="float" office:value="-28" table:formula="of:=IF([.D9]&lt;-$$ENCODER_COUNTS/2;[.D9]+$$ENCODER_COUNTS;IF([.D9]&gt;=$$ENCODER_COUNTS/2;[.D9]-$$ENCODER_COUNTS;[.D9]))" table:style-name="ce1">
            <text:p>-28</text:p>
          </table:table-cell>
          <table:table-cell office:value-type="float" office:value="-14" table:formula="of:=[.E9]*[.C9]" table:style-name="ce1">
            <text:p>-14</text:p>
          </table:table-cell>
          <table:table-cell office:value-type="float" office:value="0" table:formula="of:=[.F9]+[.A9]" table:style-name="ce1">
            <text:p>0</text:p>
          </table:table-cell>
          <table:table-cell office:value-type="float" office:value="0" table:formula="of:=IF([.G9]&lt;0;[.G9]+$$ENCODER_COUNTS;IF([.G9]&gt;=$$ENCODER_COUNTS;[.G9]-$$ENCODER_COUNTS;[.G9]))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.5" table:style-name="ce1">
            <text:p>0.5</text:p>
          </table:table-cell>
          <table:table-cell office:value-type="float" office:value="14" table:formula="of:=[.B10]-[.A10]" table:style-name="ce1">
            <text:p>14</text:p>
          </table:table-cell>
          <table:table-cell office:value-type="float" office:value="14" table:formula="of:=IF([.D10]&lt;-$$ENCODER_COUNTS/2;[.D10]+$$ENCODER_COUNTS;IF([.D10]&gt;=$$ENCODER_COUNTS/2;[.D10]-$$ENCODER_COUNTS;[.D10]))" table:style-name="ce1">
            <text:p>14</text:p>
          </table:table-cell>
          <table:table-cell office:value-type="float" office:value="7" table:formula="of:=[.E10]*[.C10]" table:style-name="ce1">
            <text:p>7</text:p>
          </table:table-cell>
          <table:table-cell office:value-type="float" office:value="7" table:formula="of:=[.F10]+[.A10]" table:style-name="ce1">
            <text:p>7</text:p>
          </table:table-cell>
          <table:table-cell office:value-type="float" office:value="7" table:formula="of:=IF([.G10]&lt;0;[.G10]+$$ENCODER_COUNTS;IF([.G10]&gt;=$$ENCODER_COUNTS;[.G10]-$$ENCODER_COUNTS;[.G10]))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-14" table:formula="of:=[.B11]-[.A11]" table:style-name="ce1">
            <text:p>-14</text:p>
          </table:table-cell>
          <table:table-cell office:value-type="float" office:value="-14" table:formula="of:=IF([.D11]&lt;-$$ENCODER_COUNTS/2;[.D11]+$$ENCODER_COUNTS;IF([.D11]&gt;=$$ENCODER_COUNTS/2;[.D11]-$$ENCODER_COUNTS;[.D11]))" table:style-name="ce1">
            <text:p>-14</text:p>
          </table:table-cell>
          <table:table-cell office:value-type="float" office:value="-7" table:formula="of:=[.E11]*[.C11]" table:style-name="ce1">
            <text:p>-7</text:p>
          </table:table-cell>
          <table:table-cell office:value-type="float" office:value="7" table:formula="of:=[.F11]+[.A11]" table:style-name="ce1">
            <text:p>7</text:p>
          </table:table-cell>
          <table:table-cell office:value-type="float" office:value="7" table:formula="of:=IF([.G11]&lt;0;[.G11]+$$ENCODER_COUNTS;IF([.G11]&gt;=$$ENCODER_COUNTS;[.G11]-$$ENCODER_COUNTS;[.G11]))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6" table:style-name="ce1">
            <text:p>6</text:p>
          </table:table-cell>
          <table:table-cell office:value-type="float" office:value="0.5" table:style-name="ce1">
            <text:p>0.5</text:p>
          </table:table-cell>
          <table:table-cell office:value-type="float" office:value="-5954" table:formula="of:=[.B12]-[.A12]" table:style-name="ce1">
            <text:p>-5954</text:p>
          </table:table-cell>
          <table:table-cell office:value-type="float" office:value="20" table:formula="of:=IF([.D12]&lt;-$$ENCODER_COUNTS/2;[.D12]+$$ENCODER_COUNTS;IF([.D12]&gt;=$$ENCODER_COUNTS/2;[.D12]-$$ENCODER_COUNTS;[.D12]))" table:style-name="ce1">
            <text:p>20</text:p>
          </table:table-cell>
          <table:table-cell office:value-type="float" office:value="10" table:formula="of:=[.E12]*[.C12]" table:style-name="ce1">
            <text:p>10</text:p>
          </table:table-cell>
          <table:table-cell office:value-type="float" office:value="5970" table:formula="of:=[.F12]+[.A12]" table:style-name="ce1">
            <text:p>5970</text:p>
          </table:table-cell>
          <table:table-cell office:value-type="float" office:value="5970" table:formula="of:=IF([.G12]&lt;0;[.G12]+$$ENCODER_COUNTS;IF([.G12]&gt;=$$ENCODER_COUNTS;[.G12]-$$ENCODER_COUNTS;[.G12]))" table:style-name="ce1">
            <text:p>5970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60" table:style-name="ce1">
            <text:p>5960</text:p>
          </table:table-cell>
          <table:table-cell office:value-type="float" office:value="0.5" table:style-name="ce1">
            <text:p>0.5</text:p>
          </table:table-cell>
          <table:table-cell office:value-type="float" office:value="5954" table:formula="of:=[.B13]-[.A13]" table:style-name="ce1">
            <text:p>5954</text:p>
          </table:table-cell>
          <table:table-cell office:value-type="float" office:value="-20" table:formula="of:=IF([.D13]&lt;-$$ENCODER_COUNTS/2;[.D13]+$$ENCODER_COUNTS;IF([.D13]&gt;=$$ENCODER_COUNTS/2;[.D13]-$$ENCODER_COUNTS;[.D13]))" table:style-name="ce1">
            <text:p>-20</text:p>
          </table:table-cell>
          <table:table-cell office:value-type="float" office:value="-10" table:formula="of:=[.E13]*[.C13]" table:style-name="ce1">
            <text:p>-10</text:p>
          </table:table-cell>
          <table:table-cell office:value-type="float" office:value="-4" table:formula="of:=[.F13]+[.A13]" table:style-name="ce1">
            <text:p>-4</text:p>
          </table:table-cell>
          <table:table-cell office:value-type="float" office:value="5970" table:formula="of:=IF([.G13]&lt;0;[.G13]+$$ENCODER_COUNTS;IF([.G13]&gt;=$$ENCODER_COUNTS;[.G13]-$$ENCODER_COUNTS;[.G13]))" table:style-name="ce1">
            <text:p>597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0.3" table:style-name="ce1">
            <text:p>0.3</text:p>
          </table:table-cell>
          <table:table-cell office:value-type="float" office:value="1000" table:formula="of:=[.B15]-[.A15]" table:style-name="ce1">
            <text:p>1000</text:p>
          </table:table-cell>
          <table:table-cell office:value-type="float" office:value="1000" table:formula="of:=IF([.D15]&lt;-$$ENCODER_COUNTS/2;[.D15]+$$ENCODER_COUNTS;IF([.D15]&gt;=$$ENCODER_COUNTS/2;[.D15]-$$ENCODER_COUNTS;[.D15]))" table:style-name="ce1">
            <text:p>1000</text:p>
          </table:table-cell>
          <table:table-cell office:value-type="float" office:value="300" table:formula="of:=[.E15]*[.C15]" table:style-name="ce1">
            <text:p>300</text:p>
          </table:table-cell>
          <table:table-cell office:value-type="float" office:value="1300" table:formula="of:=[.F15]+[.A15]" table:style-name="ce1">
            <text:p>1300</text:p>
          </table:table-cell>
          <table:table-cell office:value-type="float" office:value="1300" table:formula="of:=IF([.G15]&lt;0;[.G15]+$$ENCODER_COUNTS;IF([.G15]&gt;=$$ENCODER_COUNTS;[.G15]-$$ENCODER_COUNTS;[.G15]))" table:style-name="ce1">
            <text:p>1300</text:p>
          </table:table-cell>
          <table:table-cell table:number-columns-repeated="16376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0.7" table:style-name="ce1">
            <text:p>0.7</text:p>
          </table:table-cell>
          <table:table-cell office:value-type="float" office:value="-1000" table:formula="of:=[.B16]-[.A16]" table:style-name="ce1">
            <text:p>-1000</text:p>
          </table:table-cell>
          <table:table-cell office:value-type="float" office:value="-1000" table:formula="of:=IF([.D16]&lt;-$$ENCODER_COUNTS/2;[.D16]+$$ENCODER_COUNTS;IF([.D16]&gt;=$$ENCODER_COUNTS/2;[.D16]-$$ENCODER_COUNTS;[.D16]))" table:style-name="ce1">
            <text:p>-1000</text:p>
          </table:table-cell>
          <table:table-cell office:value-type="float" office:value="-700" table:formula="of:=[.E16]*[.C16]" table:style-name="ce1">
            <text:p>-700</text:p>
          </table:table-cell>
          <table:table-cell office:value-type="float" office:value="1300" table:formula="of:=[.F16]+[.A16]" table:style-name="ce1">
            <text:p>1300</text:p>
          </table:table-cell>
          <table:table-cell office:value-type="float" office:value="1300" table:formula="of:=IF([.G16]&lt;0;[.G16]+$$ENCODER_COUNTS;IF([.G16]&gt;=$$ENCODER_COUNTS;[.G16]-$$ENCODER_COUNTS;[.G16]))" table:style-name="ce1">
            <text:p>1300</text:p>
          </table:table-cell>
          <table:table-cell table:number-columns-repeated="16376" table:style-name="ce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5900" table:style-name="ce1">
            <text:p>5900</text:p>
          </table:table-cell>
          <table:table-cell office:value-type="float" office:value="0.2" table:style-name="ce1">
            <text:p>0.2</text:p>
          </table:table-cell>
          <table:table-cell office:value-type="float" office:value="-60" table:formula="of:=[.B17]-[.A17]" table:style-name="ce1">
            <text:p>-60</text:p>
          </table:table-cell>
          <table:table-cell office:value-type="float" office:value="-60" table:formula="of:=IF([.D17]&lt;-$$ENCODER_COUNTS/2;[.D17]+$$ENCODER_COUNTS;IF([.D17]&gt;=$$ENCODER_COUNTS/2;[.D17]-$$ENCODER_COUNTS;[.D17]))" table:style-name="ce1">
            <text:p>-60</text:p>
          </table:table-cell>
          <table:table-cell office:value-type="float" office:value="-12" table:formula="of:=[.E17]*[.C17]" table:style-name="ce1">
            <text:p>-12</text:p>
          </table:table-cell>
          <table:table-cell office:value-type="float" office:value="5948" table:formula="of:=[.F17]+[.A17]" table:style-name="ce1">
            <text:p>5948</text:p>
          </table:table-cell>
          <table:table-cell office:value-type="float" office:value="5948" table:formula="of:=IF([.G17]&lt;0;[.G17]+$$ENCODER_COUNTS;IF([.G17]&gt;=$$ENCODER_COUNTS;[.G17]-$$ENCODER_COUNTS;[.G17]))" table:style-name="ce1">
            <text:p>5948</text:p>
          </table:table-cell>
          <table:table-cell table:number-columns-repeated="16376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float" office:value="5960" table:style-name="ce1">
            <text:p>5960</text:p>
          </table:table-cell>
          <table:table-cell office:value-type="float" office:value="0.8" table:style-name="ce1">
            <text:p>0.8</text:p>
          </table:table-cell>
          <table:table-cell office:value-type="float" office:value="60" table:formula="of:=[.B18]-[.A18]" table:style-name="ce1">
            <text:p>60</text:p>
          </table:table-cell>
          <table:table-cell office:value-type="float" office:value="60" table:formula="of:=IF([.D18]&lt;-$$ENCODER_COUNTS/2;[.D18]+$$ENCODER_COUNTS;IF([.D18]&gt;=$$ENCODER_COUNTS/2;[.D18]-$$ENCODER_COUNTS;[.D18]))" table:style-name="ce1">
            <text:p>60</text:p>
          </table:table-cell>
          <table:table-cell office:value-type="float" office:value="48" table:formula="of:=[.E18]*[.C18]" table:style-name="ce1">
            <text:p>48</text:p>
          </table:table-cell>
          <table:table-cell office:value-type="float" office:value="5948" table:formula="of:=[.F18]+[.A18]" table:style-name="ce1">
            <text:p>5948</text:p>
          </table:table-cell>
          <table:table-cell office:value-type="float" office:value="5948" table:formula="of:=IF([.G18]&lt;0;[.G18]+$$ENCODER_COUNTS;IF([.G18]&gt;=$$ENCODER_COUNTS;[.G18]-$$ENCODER_COUNTS;[.G18]))" table:style-name="ce1">
            <text:p>5948</text:p>
          </table:table-cell>
          <table:table-cell table:number-columns-repeated="16376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-4960" table:formula="of:=[.B19]-[.A19]" table:style-name="ce1">
            <text:p>-4960</text:p>
          </table:table-cell>
          <table:table-cell office:value-type="float" office:value="1014" table:formula="of:=IF([.D19]&lt;-$$ENCODER_COUNTS/2;[.D19]+$$ENCODER_COUNTS;IF([.D19]&gt;=$$ENCODER_COUNTS/2;[.D19]-$$ENCODER_COUNTS;[.D19]))" table:style-name="ce1">
            <text:p>1014</text:p>
          </table:table-cell>
          <table:table-cell office:value-type="float" office:value="405.6" table:formula="of:=[.E19]*[.C19]" table:style-name="ce1">
            <text:p>405.6</text:p>
          </table:table-cell>
          <table:table-cell office:value-type="float" office:value="6365.6" table:formula="of:=[.F19]+[.A19]" table:style-name="ce1">
            <text:p>6365.6</text:p>
          </table:table-cell>
          <table:table-cell office:value-type="float" office:value="391.60000000000036" table:formula="of:=IF([.G19]&lt;0;[.G19]+$$ENCODER_COUNTS;IF([.G19]&gt;=$$ENCODER_COUNTS;[.G19]-$$ENCODER_COUNTS;[.G19]))" table:style-name="ce1">
            <text:p>391.6</text:p>
          </table:table-cell>
          <table:table-cell table:number-columns-repeated="1637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960" table:style-name="ce1">
            <text:p>5960</text:p>
          </table:table-cell>
          <table:table-cell office:value-type="float" office:value="0.6" table:style-name="ce1">
            <text:p>0.6</text:p>
          </table:table-cell>
          <table:table-cell office:value-type="float" office:value="4960" table:formula="of:=[.B20]-[.A20]" table:style-name="ce1">
            <text:p>4960</text:p>
          </table:table-cell>
          <table:table-cell office:value-type="float" office:value="-1014" table:formula="of:=IF([.D20]&lt;-$$ENCODER_COUNTS/2;[.D20]+$$ENCODER_COUNTS;IF([.D20]&gt;=$$ENCODER_COUNTS/2;[.D20]-$$ENCODER_COUNTS;[.D20]))" table:style-name="ce1">
            <text:p>-1014</text:p>
          </table:table-cell>
          <table:table-cell office:value-type="float" office:value="-608.4" table:formula="of:=[.E20]*[.C20]" table:style-name="ce1">
            <text:p>-608.4</text:p>
          </table:table-cell>
          <table:table-cell office:value-type="float" office:value="391.6" table:formula="of:=[.F20]+[.A20]" table:style-name="ce1">
            <text:p>391.6</text:p>
          </table:table-cell>
          <table:table-cell office:value-type="float" office:value="391.6" table:formula="of:=IF([.G20]&lt;0;[.G20]+$$ENCODER_COUNTS;IF([.G20]&gt;=$$ENCODER_COUNTS;[.G20]-$$ENCODER_COUNTS;[.G20]))" table:style-name="ce1">
            <text:p>391.6</text:p>
          </table:table-cell>
          <table:table-cell table:number-columns-repeated="16376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14" table:style-name="ce1">
            <text:p>14</text:p>
          </table:table-cell>
          <table:table-cell office:value-type="float" office:value="0.35" table:style-name="ce1">
            <text:p>0.35</text:p>
          </table:table-cell>
          <table:table-cell office:value-type="float" office:value="-5946" table:formula="of:=[.B21]-[.A21]" table:style-name="ce1">
            <text:p>-5946</text:p>
          </table:table-cell>
          <table:table-cell office:value-type="float" office:value="28" table:formula="of:=IF([.D21]&lt;-$$ENCODER_COUNTS/2;[.D21]+$$ENCODER_COUNTS;IF([.D21]&gt;=$$ENCODER_COUNTS/2;[.D21]-$$ENCODER_COUNTS;[.D21]))" table:style-name="ce1">
            <text:p>28</text:p>
          </table:table-cell>
          <table:table-cell office:value-type="float" office:value="9.7999999999999989" table:formula="of:=[.E21]*[.C21]" table:style-name="ce1">
            <text:p>9.8</text:p>
          </table:table-cell>
          <table:table-cell office:value-type="float" office:value="5969.8" table:formula="of:=[.F21]+[.A21]" table:style-name="ce1">
            <text:p>5969.8</text:p>
          </table:table-cell>
          <table:table-cell office:value-type="float" office:value="5969.8" table:formula="of:=IF([.G21]&lt;0;[.G21]+$$ENCODER_COUNTS;IF([.G21]&gt;=$$ENCODER_COUNTS;[.G21]-$$ENCODER_COUNTS;[.G21]))" table:style-name="ce1">
            <text:p>5969.8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60" table:style-name="ce1">
            <text:p>5960</text:p>
          </table:table-cell>
          <table:table-cell office:value-type="float" office:value="0.65" table:style-name="ce1">
            <text:p>0.65</text:p>
          </table:table-cell>
          <table:table-cell office:value-type="float" office:value="5946" table:formula="of:=[.B22]-[.A22]" table:style-name="ce1">
            <text:p>5946</text:p>
          </table:table-cell>
          <table:table-cell office:value-type="float" office:value="-28" table:formula="of:=IF([.D22]&lt;-$$ENCODER_COUNTS/2;[.D22]+$$ENCODER_COUNTS;IF([.D22]&gt;=$$ENCODER_COUNTS/2;[.D22]-$$ENCODER_COUNTS;[.D22]))" table:style-name="ce1">
            <text:p>-28</text:p>
          </table:table-cell>
          <table:table-cell office:value-type="float" office:value="-18.2" table:formula="of:=[.E22]*[.C22]" table:style-name="ce1">
            <text:p>-18.2</text:p>
          </table:table-cell>
          <table:table-cell office:value-type="float" office:value="-4.1999999999999993" table:formula="of:=[.F22]+[.A22]" table:style-name="ce1">
            <text:p>-4.2</text:p>
          </table:table-cell>
          <table:table-cell office:value-type="float" office:value="5969.8" table:formula="of:=IF([.G22]&lt;0;[.G22]+$$ENCODER_COUNTS;IF([.G22]&gt;=$$ENCODER_COUNTS;[.G22]-$$ENCODER_COUNTS;[.G22]))" table:style-name="ce1">
            <text:p>5969.8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.1" table:style-name="ce1">
            <text:p>0.1</text:p>
          </table:table-cell>
          <table:table-cell office:value-type="float" office:value="14" table:formula="of:=[.B23]-[.A23]" table:style-name="ce1">
            <text:p>14</text:p>
          </table:table-cell>
          <table:table-cell office:value-type="float" office:value="14" table:formula="of:=IF([.D23]&lt;-$$ENCODER_COUNTS/2;[.D23]+$$ENCODER_COUNTS;IF([.D23]&gt;=$$ENCODER_COUNTS/2;[.D23]-$$ENCODER_COUNTS;[.D23]))" table:style-name="ce1">
            <text:p>14</text:p>
          </table:table-cell>
          <table:table-cell office:value-type="float" office:value="1.4000000000000001" table:formula="of:=[.E23]*[.C23]" table:style-name="ce1">
            <text:p>1.4</text:p>
          </table:table-cell>
          <table:table-cell office:value-type="float" office:value="1.4000000000000001" table:formula="of:=[.F23]+[.A23]" table:style-name="ce1">
            <text:p>1.4</text:p>
          </table:table-cell>
          <table:table-cell office:value-type="float" office:value="1.4000000000000001" table:formula="of:=IF([.G23]&lt;0;[.G23]+$$ENCODER_COUNTS;IF([.G23]&gt;=$$ENCODER_COUNTS;[.G23]-$$ENCODER_COUNTS;[.G23]))" table:style-name="ce1">
            <text:p>1.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-14" table:formula="of:=[.B24]-[.A24]" table:style-name="ce1">
            <text:p>-14</text:p>
          </table:table-cell>
          <table:table-cell office:value-type="float" office:value="-14" table:formula="of:=IF([.D24]&lt;-$$ENCODER_COUNTS/2;[.D24]+$$ENCODER_COUNTS;IF([.D24]&gt;=$$ENCODER_COUNTS/2;[.D24]-$$ENCODER_COUNTS;[.D24]))" table:style-name="ce1">
            <text:p>-14</text:p>
          </table:table-cell>
          <table:table-cell office:value-type="float" office:value="-12.6" table:formula="of:=[.E24]*[.C24]" table:style-name="ce1">
            <text:p>-12.6</text:p>
          </table:table-cell>
          <table:table-cell office:value-type="float" office:value="1.4000000000000004" table:formula="of:=[.F24]+[.A24]" table:style-name="ce1">
            <text:p>1.4</text:p>
          </table:table-cell>
          <table:table-cell office:value-type="float" office:value="1.4000000000000004" table:formula="of:=IF([.G24]&lt;0;[.G24]+$$ENCODER_COUNTS;IF([.G24]&gt;=$$ENCODER_COUNTS;[.G24]-$$ENCODER_COUNTS;[.G24]))" table:style-name="ce1">
            <text:p>1.4</text:p>
          </table:table-cell>
          <table:table-cell table:number-columns-repeated="16376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6" table:style-name="ce1">
            <text:p>6</text:p>
          </table:table-cell>
          <table:table-cell office:value-type="float" office:value="0.69" table:style-name="ce1">
            <text:p>0.69</text:p>
          </table:table-cell>
          <table:table-cell office:value-type="float" office:value="-5954" table:formula="of:=[.B25]-[.A25]" table:style-name="ce1">
            <text:p>-5954</text:p>
          </table:table-cell>
          <table:table-cell office:value-type="float" office:value="20" table:formula="of:=IF([.D25]&lt;-$$ENCODER_COUNTS/2;[.D25]+$$ENCODER_COUNTS;IF([.D25]&gt;=$$ENCODER_COUNTS/2;[.D25]-$$ENCODER_COUNTS;[.D25]))" table:style-name="ce1">
            <text:p>20</text:p>
          </table:table-cell>
          <table:table-cell office:value-type="float" office:value="13.799999999999999" table:formula="of:=[.E25]*[.C25]" table:style-name="ce1">
            <text:p>13.8</text:p>
          </table:table-cell>
          <table:table-cell office:value-type="float" office:value="5973.8" table:formula="of:=[.F25]+[.A25]" table:style-name="ce1">
            <text:p>5973.8</text:p>
          </table:table-cell>
          <table:table-cell office:value-type="float" office:value="5973.8" table:formula="of:=IF([.G25]&lt;0;[.G25]+$$ENCODER_COUNTS;IF([.G25]&gt;=$$ENCODER_COUNTS;[.G25]-$$ENCODER_COUNTS;[.G25]))" table:style-name="ce1">
            <text:p>5973.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60" table:style-name="ce1">
            <text:p>5960</text:p>
          </table:table-cell>
          <table:table-cell office:value-type="float" office:value="0.31" table:style-name="ce1">
            <text:p>0.31</text:p>
          </table:table-cell>
          <table:table-cell office:value-type="float" office:value="5954" table:formula="of:=[.B26]-[.A26]" table:style-name="ce1">
            <text:p>5954</text:p>
          </table:table-cell>
          <table:table-cell office:value-type="float" office:value="-20" table:formula="of:=IF([.D26]&lt;-$$ENCODER_COUNTS/2;[.D26]+$$ENCODER_COUNTS;IF([.D26]&gt;=$$ENCODER_COUNTS/2;[.D26]-$$ENCODER_COUNTS;[.D26]))" table:style-name="ce1">
            <text:p>-20</text:p>
          </table:table-cell>
          <table:table-cell office:value-type="float" office:value="-6.2" table:formula="of:=[.E26]*[.C26]" table:style-name="ce1">
            <text:p>-6.2</text:p>
          </table:table-cell>
          <table:table-cell office:value-type="float" office:value="-0.20000000000000018" table:formula="of:=[.F26]+[.A26]" table:style-name="ce1">
            <text:p>-0.2</text:p>
          </table:table-cell>
          <table:table-cell office:value-type="float" office:value="5973.8" table:formula="of:=IF([.G26]&lt;0;[.G26]+$$ENCODER_COUNTS;IF([.G26]&gt;=$$ENCODER_COUNTS;[.G26]-$$ENCODER_COUNTS;[.G26]))" table:style-name="ce1">
            <text:p>5973.8</text:p>
          </table:table-cell>
          <table:table-cell table:number-columns-repeated="16376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.7</text:p>
          </table:table-cell>
          <table:table-cell office:value-type="float" office:value="-5954" table:formula="of:=[.B27]-[.A27]" table:style-name="ce1">
            <text:p>-5954</text:p>
          </table:table-cell>
          <table:table-cell office:value-type="float" office:value="20" table:formula="of:=IF([.D27]&lt;-$$ENCODER_COUNTS/2;[.D27]+$$ENCODER_COUNTS;IF([.D27]&gt;=$$ENCODER_COUNTS/2;[.D27]-$$ENCODER_COUNTS;[.D27]))" table:style-name="ce1">
            <text:p>20</text:p>
          </table:table-cell>
          <table:table-cell office:value-type="float" office:value="14" table:formula="of:=[.E27]*[.C27]" table:style-name="ce1">
            <text:p>14</text:p>
          </table:table-cell>
          <table:table-cell office:value-type="float" office:value="5974" table:formula="of:=[.F27]+[.A27]" table:style-name="ce1">
            <text:p>5974</text:p>
          </table:table-cell>
          <table:table-cell office:value-type="float" office:value="0" table:formula="of:=IF([.G27]&lt;0;[.G27]+$$ENCODER_COUNTS;IF([.G27]&gt;=$$ENCODER_COUNTS;[.G27]-$$ENCODER_COUNTS;[.G27]))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60" table:style-name="ce1">
            <text:p>5960</text:p>
          </table:table-cell>
          <table:table-cell office:value-type="float" office:value="0.3" table:style-name="ce1">
            <text:p>0.3</text:p>
          </table:table-cell>
          <table:table-cell office:value-type="float" office:value="5954" table:formula="of:=[.B28]-[.A28]" table:style-name="ce1">
            <text:p>5954</text:p>
          </table:table-cell>
          <table:table-cell office:value-type="float" office:value="-20" table:formula="of:=IF([.D28]&lt;-$$ENCODER_COUNTS/2;[.D28]+$$ENCODER_COUNTS;IF([.D28]&gt;=$$ENCODER_COUNTS/2;[.D28]-$$ENCODER_COUNTS;[.D28]))" table:style-name="ce1">
            <text:p>-20</text:p>
          </table:table-cell>
          <table:table-cell office:value-type="float" office:value="-6" table:formula="of:=[.E28]*[.C28]" table:style-name="ce1">
            <text:p>-6</text:p>
          </table:table-cell>
          <table:table-cell office:value-type="float" office:value="0" table:formula="of:=[.F28]+[.A28]" table:style-name="ce1">
            <text:p>0</text:p>
          </table:table-cell>
          <table:table-cell office:value-type="float" office:value="0" table:formula="of:=IF([.G28]&lt;0;[.G28]+$$ENCODER_COUNTS;IF([.G28]&gt;=$$ENCODER_COUNTS;[.G28]-$$ENCODER_COUNTS;[.G28]))" table:style-name="ce1">
            <text:p>0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named-expressions>
        <table:named-range table:name="ENCODER_COUNTS" table:cell-range-address="Sheet1.$J$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reg Fundyler</meta:initial-creator>
    <dc:creator>Greg Fundyler</dc:creator>
    <meta:creation-date>2019-04-04T22:42:56Z</meta:creation-date>
    <dc:date>2019-04-05T00:37:54Z</dc:date>
  </office:meta>
</office:document-meta>
</file>